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52896" officeooo:paragraph-rsid="00052896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2896" officeooo:paragraph-rsid="0005289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3bd8" officeooo:paragraph-rsid="00073bd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d998" officeooo:paragraph-rsid="0007d99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1fad" officeooo:paragraph-rsid="00081fa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1fad" officeooo:paragraph-rsid="000889c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89c3" officeooo:paragraph-rsid="000889c3" style:font-size-asian="10.5pt" style:font-size-complex="12pt"/>
    </style:style>
    <style:style style:name="T1" style:family="text">
      <style:text-properties officeooo:rsid="0007d998"/>
    </style:style>
    <style:style style:name="T2" style:family="text">
      <style:text-properties officeooo:rsid="000889c3"/>
    </style:style>
    <style:style style:name="T3" style:family="text">
      <style:text-properties officeooo:rsid="0008e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di16</text:p>
      <text:p text:style-name="P1">&lt;img showcase&gt;</text:p>
      <text:p text:style-name="P2">The Midi16 is a midi fighter inspired controller that I built after I got jump scared by the original controller’s price.</text:p>
      <text:p text:style-name="P3">Material used in the project: 16 face arcade buttons, a side toggle button (from an old car radio), a front facing 2way temporary switch, a 3.5mm mono jack to use as a pedal input, a 128x64px monocolored OLED display <text:span text:style-name="T1">(SSD1306)</text:span>, acrylic panels, some standoffs and screws, <text:span text:style-name="T3">a USB type B to micro USB converter cable</text:span>, an <text:span text:style-name="T1">arduino pro micro, and a 16 channel multiplexer</text:span>.</text:p>
      <text:p text:style-name="P3"/>
      <text:p text:style-name="P4">Links between <text:span text:style-name="T3">boards/</text:span>pieces:</text:p>
      <text:p text:style-name="P4">16ch mtpx S0 - pin 15</text:p>
      <text:p text:style-name="P4">16ch mtpx S1 - pin 14</text:p>
      <text:p text:style-name="P4">16ch mtpx S2 - pin 16</text:p>
      <text:p text:style-name="P4">16ch mtpx S3 - pin 10</text:p>
      <text:p text:style-name="P4">16ch mtpx Sig - pin 9</text:p>
      <text:p text:style-name="P4">Screen SCK - pin 3</text:p>
      <text:p text:style-name="P4">Screen SDA - pin 2</text:p>
      <text:p text:style-name="P5">Switch left - pin 4</text:p>
      <text:p text:style-name="P5">Switch right - pin 5</text:p>
      <text:p text:style-name="P5">Toggle button - pin 8</text:p>
      <text:p text:style-name="P5">Jack - pin 18</text:p>
      <text:p text:style-name="P5"/>
      <text:p text:style-name="P5">The face buttons connect to the multiplexer in the following manner:</text:p>
      <text:p text:style-name="P5">0 1 2 3</text:p>
      <text:p text:style-name="P5">4 5 6 7</text:p>
      <text:p text:style-name="P5">8 9 10 11</text:p>
      <text:p text:style-name="P5">12 13 14 15</text:p>
      <text:p text:style-name="P5"/>
      <text:p text:style-name="P5">but while coding I translated the pattern to fit my needs <text:span text:style-name="T2">by inverting the rows</text:span> and now the buttons are <text:span text:style-name="T2">interpreted</text:span> as:<text:line-break/>12 13 14 15</text:p>
      <text:p text:style-name="P6">8 9 10 11</text:p>
      <text:p text:style-name="P6">4 5 6 7</text:p>
      <text:p text:style-name="P6">0 1 2 3</text:p>
      <text:p text:style-name="P6"/>
      <text:p text:style-name="P7">The side toggle button exchanges back and forward between “play mode” and “menu mode”.</text:p>
      <text:p text:style-name="P7"/>
      <text:p text:style-name="P7">While in menu mode the front switch changes menus (“debug” menu, transcribe menu and midi channel menu) and the face buttons select the options.</text:p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3-22T03:15:10.983000000</dc:date>
    <meta:editing-duration>PT49M25S</meta:editing-duration>
    <meta:editing-cycles>6</meta:editing-cycles>
    <meta:document-statistic meta:table-count="0" meta:image-count="0" meta:object-count="0" meta:page-count="1" meta:paragraph-count="27" meta:word-count="253" meta:character-count="1234" meta:non-whitespace-character-count="1008"/>
  </office:meta>
</office:document-meta>
</file>